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s10c5i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6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5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1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9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36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23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83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04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9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438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21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57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683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5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378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74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73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966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74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55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73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87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58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79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4698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9.88" calcext:value-type="float">
            <text:p>9,88</text:p>
          </table:table-cell>
          <table:table-cell/>
        </table:table-row>
      </table:table>
      <table:table table:name="RESs100c5i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46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234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52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25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5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05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24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365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39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265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34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62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47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32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10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78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92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36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76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30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786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5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314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287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8860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9.88" calcext:value-type="float">
            <text:p>9,88</text:p>
          </table:table-cell>
          <table:table-cell/>
        </table:table-row>
      </table:table>
      <table:table table:name="RESs1000c5i100" table:style-name="ta1"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25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33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50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229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398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73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02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93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8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09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01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680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99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42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168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09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374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05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26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58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208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56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79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3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6559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9.92" calcext:value-type="float">
            <text:p>9,92</text:p>
          </table:table-cell>
          <table:table-cell/>
        </table:table-row>
      </table:table>
      <table:table table:name="RESs10000c5i100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9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8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38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5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52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58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917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93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22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57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126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90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02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200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88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3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34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9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3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5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3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19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57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58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81598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10.28" calcext:value-type="float">
            <text:p>10,28</text:p>
          </table:table-cell>
          <table:table-cell/>
        </table:table-row>
      </table:table>
      <table:table table:name="RESs10c5i1000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00101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0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8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5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6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0010249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2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2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9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0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61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9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7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7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3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9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3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31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1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54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1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001045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3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1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720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103.52" calcext:value-type="float">
            <text:p>103,52</text:p>
          </table:table-cell>
          <table:table-cell/>
        </table:table-row>
      </table:table>
      <table:table table:name="RESs100c5i1000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0000969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001007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001013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0010177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00102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0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0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2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38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17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5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6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8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6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1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34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1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1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3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001047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001045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0010462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0010460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001055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001053181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103.48" calcext:value-type="float">
            <text:p>103,48</text:p>
          </table:table-cell>
          <table:table-cell/>
        </table:table-row>
      </table:table>
      <table:table table:name="RESs1000c5i1000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0010096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001021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0010229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3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1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0010147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0010147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001016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6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8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0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1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2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3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6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27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6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3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95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001045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44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7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94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86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01035910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103.12" calcext:value-type="float">
            <text:p>103,12</text:p>
          </table:table-cell>
          <table:table-cell/>
        </table:table-row>
      </table:table>
      <table:table table:name="RESs10000c5i100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8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0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99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29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10329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001099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001098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001101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001120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1110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1107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1107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001100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00110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001101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1112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1107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11141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1108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0011168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1109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110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001117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1113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1108828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109.28" calcext:value-type="float">
            <text:p>109,28</text:p>
          </table:table-cell>
          <table:table-cell/>
        </table:table-row>
      </table:table>
      <table:table table:name="RESs10c5i10000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0.0000998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0.0001005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0001011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.0001011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0.00010125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0.0001084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0.0001084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0.0001084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0.00010847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0.00010845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0.00010808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0.0001086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0.0001086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0.0001086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0.00010805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0.0001086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0.0001086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0.0001081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0001090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0001091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0.0001090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00010911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0001090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0001091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000109093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1070.92" calcext:value-type="float">
            <text:p>1070,92</text:p>
          </table:table-cell>
          <table:table-cell/>
        </table:table-row>
      </table:table>
      <table:table table:name="RESs100c5i10000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.00010046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0.0001005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.0001007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0.0001010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00010105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0.0001093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0.0001093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0.0001093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0.0001092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0.0001093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0.0001093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0001102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0001101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00011017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0001102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0001103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0001102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00011024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00011033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0.0001098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0001101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0.0001097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0.00010980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0.0001098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0.000109821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1080.52" calcext:value-type="float">
            <text:p>1080,52</text:p>
          </table:table-cell>
          <table:table-cell/>
        </table:table-row>
      </table:table>
      <table:table table:name="RESs1000c5i10000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0.00009817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0.0000982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0.0000982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0.0000988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0.0000990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0001010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.0001005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0.0001010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0001010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0001011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.0001005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.00010117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0001011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0001011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.0001012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0001010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0001010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0001010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.0001012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0001010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0.0001015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0.0001014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0001020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0.00010151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0.0001021111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1006.68" calcext:value-type="float">
            <text:p>1006,68</text:p>
          </table:table-cell>
          <table:table-cell/>
        </table:table-row>
      </table:table>
      <table:table table:name="RESs10000c5i10000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0000828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0000828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0000828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000082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0.0000840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0.0000809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0.0000817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0.0000816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0.0000816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0000815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0000816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00008162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0000815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00008158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0.0000817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0.0000817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0.0000817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0.0000818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0.0000818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0.0000819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0000827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0.0000825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00008272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0.0000828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0000827454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25])" office:value-type="float" office:value="821.52" calcext:value-type="float">
            <text:p>821,52</text:p>
          </table:table-cell>
          <table:table-cell/>
        </table:table-row>
      </table:table>
      <table:table table:name="Sheet1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2T16:52:21.646661822</dc:date>
    <meta:editing-duration>PT5M40S</meta:editing-duration>
    <meta:editing-cycles>4</meta:editing-cycles>
    <meta:generator>LibreOffice/5.1.6.2$Linux_X86_64 LibreOffice_project/10m0$Build-2</meta:generator>
    <meta:document-statistic meta:table-count="13" meta:cell-count="924" meta:object-count="0"/>
  </office:meta>
</office:document-meta>
</file>